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2">
      <style:text-properties officeooo:rsid="000ec46c" officeooo:paragraph-rsid="00109aa0"/>
    </style:style>
    <style:style style:name="P2" style:family="paragraph" style:parent-style-name="Text_20_body">
      <style:text-properties officeooo:rsid="000ec46c"/>
    </style:style>
    <style:style style:name="P3" style:family="paragraph" style:parent-style-name="Text_20_body">
      <style:text-properties officeooo:rsid="000ec46c" officeooo:paragraph-rsid="00109aa0"/>
    </style:style>
    <style:style style:name="P4" style:family="paragraph" style:parent-style-name="Standard">
      <style:text-properties officeooo:rsid="000ec46c" officeooo:paragraph-rsid="000ec46c"/>
    </style:style>
    <style:style style:name="P5" style:family="paragraph" style:parent-style-name="Heading_20_2">
      <style:paragraph-properties fo:margin-top="0in" fo:margin-bottom="0.0972in" style:contextual-spacing="false" fo:line-height="115%" fo:break-before="page"/>
      <style:text-properties officeooo:rsid="0011092d" officeooo:paragraph-rsid="00182f84"/>
    </style:style>
    <style:style style:name="P6" style:family="paragraph" style:parent-style-name="Text_20_body">
      <style:text-properties fo:font-weight="bold" officeooo:rsid="0011092d" officeooo:paragraph-rsid="00182f84" style:font-weight-asian="bold" style:font-weight-complex="bold"/>
    </style:style>
    <style:style style:name="P7" style:family="paragraph" style:parent-style-name="Horizontal_20_Line">
      <style:paragraph-properties fo:margin-top="0in" fo:margin-bottom="0.0972in" style:contextual-spacing="false" fo:line-height="115%"/>
      <style:text-properties fo:font-weight="bold" officeooo:rsid="0011092d" officeooo:paragraph-rsid="00182f84" style:font-weight-asian="bold" style:font-weight-complex="bold"/>
    </style:style>
    <style:style style:name="P8" style:family="paragraph" style:parent-style-name="Heading_20_3">
      <style:paragraph-properties fo:margin-top="0in" fo:margin-bottom="0.0972in" style:contextual-spacing="false" fo:line-height="115%"/>
      <style:text-properties officeooo:rsid="0011092d" officeooo:paragraph-rsid="00182f84"/>
    </style:style>
    <style:style style:name="P9" style:family="paragraph" style:parent-style-name="Heading_20_1">
      <style:paragraph-properties fo:margin-top="0in" fo:margin-bottom="0.0972in" style:contextual-spacing="false" fo:line-height="115%"/>
      <style:text-properties officeooo:rsid="0011092d" officeooo:paragraph-rsid="00182f84"/>
    </style:style>
    <style:style style:name="P10" style:family="paragraph" style:parent-style-name="Text_20_body">
      <style:text-properties officeooo:paragraph-rsid="00182f84"/>
    </style:style>
    <style:style style:name="P11" style:family="paragraph" style:parent-style-name="Horizontal_20_Line">
      <style:paragraph-properties fo:margin-top="0in" fo:margin-bottom="0.0972in" style:contextual-spacing="false" fo:line-height="115%"/>
      <style:text-properties fo:font-weight="bold" officeooo:rsid="0011092d" officeooo:paragraph-rsid="001c561a" style:font-weight-asian="bold" style:font-weight-complex="bold"/>
    </style:style>
    <style:style style:name="P12" style:family="paragraph" style:parent-style-name="Heading_20_3">
      <style:paragraph-properties fo:margin-top="0in" fo:margin-bottom="0.0972in" style:contextual-spacing="false" fo:line-height="115%"/>
      <style:text-properties officeooo:rsid="001c561a" officeooo:paragraph-rsid="001c561a"/>
    </style:style>
    <style:style style:name="P13" style:family="paragraph" style:parent-style-name="Text_20_body">
      <style:text-properties officeooo:rsid="0011092d" officeooo:paragraph-rsid="0025ff5a"/>
    </style:style>
    <style:style style:name="P14" style:family="paragraph" style:parent-style-name="Text_20_body">
      <style:text-properties fo:font-weight="bold" officeooo:rsid="0011092d" officeooo:paragraph-rsid="0022f16c" style:font-weight-asian="bold" style:font-weight-complex="bold"/>
    </style:style>
    <style:style style:name="P15" style:family="paragraph" style:parent-style-name="Text_20_body">
      <style:text-properties fo:font-weight="bold" officeooo:rsid="0011092d" style:font-weight-asian="bold" style:font-weight-complex="bold"/>
    </style:style>
    <style:style style:name="P16" style:family="paragraph" style:parent-style-name="Text_20_body">
      <style:paragraph-properties fo:margin-top="0in" fo:margin-bottom="0.0972in" style:contextual-spacing="false" fo:line-height="115%"/>
      <style:text-properties fo:font-weight="bold" officeooo:rsid="0011092d" officeooo:paragraph-rsid="00182f84" style:font-weight-asian="bold" style:font-weight-complex="bold"/>
    </style:style>
    <style:style style:name="P17" style:family="paragraph" style:parent-style-name="Text_20_body">
      <style:paragraph-properties fo:margin-top="0in" fo:margin-bottom="0.0972in" style:contextual-spacing="false" fo:line-height="115%"/>
      <style:text-properties fo:font-weight="bold" officeooo:rsid="0025ff5a" officeooo:paragraph-rsid="0025ff5a" style:font-weight-asian="bold" style:font-weight-complex="bold"/>
    </style:style>
    <style:style style:name="P18" style:family="paragraph" style:parent-style-name="Text_20_body">
      <style:paragraph-properties fo:margin-top="0in" fo:margin-bottom="0.0972in" style:contextual-spacing="false" fo:line-height="115%"/>
      <style:text-properties fo:font-weight="normal" officeooo:rsid="0025f6da" officeooo:paragraph-rsid="0025ff5a" style:font-weight-asian="normal" style:font-weight-complex="normal"/>
    </style:style>
    <style:style style:name="P19" style:family="paragraph" style:parent-style-name="Text_20_body">
      <style:paragraph-properties fo:margin-top="0in" fo:margin-bottom="0.0972in" style:contextual-spacing="false" fo:line-height="115%"/>
      <style:text-properties fo:font-weight="normal" officeooo:rsid="0025f6da" officeooo:paragraph-rsid="0025f6da" style:font-weight-asian="normal" style:font-weight-complex="normal"/>
    </style:style>
    <style:style style:name="P20" style:family="paragraph" style:parent-style-name="Heading_20_3">
      <style:paragraph-properties fo:margin-top="0in" fo:margin-bottom="0.0972in" style:contextual-spacing="false" fo:line-height="115%" fo:break-before="page"/>
      <style:text-properties officeooo:rsid="001c561a" officeooo:paragraph-rsid="002415f5"/>
    </style:style>
    <style:style style:name="P21" style:family="paragraph" style:parent-style-name="Text_20_body">
      <style:paragraph-properties fo:margin-top="0in" fo:margin-bottom="0.0972in" style:contextual-spacing="false" fo:line-height="115%"/>
      <style:text-properties officeooo:rsid="001dc8be" officeooo:paragraph-rsid="002415f5"/>
    </style:style>
    <style:style style:name="P22" style:family="paragraph" style:parent-style-name="Text_20_body">
      <style:paragraph-properties fo:margin-top="0in" fo:margin-bottom="0.0972in" style:contextual-spacing="false" fo:line-height="115%"/>
      <style:text-properties fo:font-weight="bold" officeooo:rsid="001c561a" officeooo:paragraph-rsid="002415f5" style:font-weight-asian="bold" style:font-weight-complex="bold"/>
    </style:style>
    <style:style style:name="P23" style:family="paragraph" style:parent-style-name="Text_20_body">
      <style:paragraph-properties fo:margin-top="0in" fo:margin-bottom="0.0972in" style:contextual-spacing="false" fo:line-height="115%"/>
      <style:text-properties officeooo:rsid="001c561a" officeooo:paragraph-rsid="002415f5"/>
    </style:style>
    <style:style style:name="P24" style:family="paragraph" style:parent-style-name="Heading_20_3">
      <style:text-properties fo:font-weight="normal" officeooo:rsid="00113e67" officeooo:paragraph-rsid="00113e67" style:font-weight-asian="normal" style:font-weight-complex="normal"/>
    </style:style>
    <style:style style:name="P25" style:family="paragraph" style:parent-style-name="Text_20_body">
      <style:text-properties fo:font-weight="normal" officeooo:rsid="00113e67" style:font-weight-asian="normal" style:font-weight-complex="normal"/>
    </style:style>
    <style:style style:name="P26" style:family="paragraph" style:parent-style-name="Standard">
      <style:text-properties fo:font-weight="normal" officeooo:rsid="00113e67" officeooo:paragraph-rsid="00113e67" style:font-weight-asian="normal" style:font-weight-complex="normal"/>
    </style:style>
    <style:style style:name="P27" style:family="paragraph" style:parent-style-name="Standard">
      <style:paragraph-properties fo:break-before="page"/>
      <style:text-properties fo:font-weight="bold" officeooo:rsid="00113e67" officeooo:paragraph-rsid="00113e67" style:font-weight-asian="bold" style:font-weight-complex="bold"/>
    </style:style>
    <style:style style:name="P28" style:family="paragraph" style:parent-style-name="Standard">
      <style:text-properties fo:font-weight="bold" officeooo:rsid="00109aa0" officeooo:paragraph-rsid="00109aa0" style:font-weight-asian="bold" style:font-weight-complex="bold"/>
    </style:style>
    <style:style style:name="P29" style:family="paragraph" style:parent-style-name="Standard">
      <style:text-properties officeooo:rsid="00109aa0" officeooo:paragraph-rsid="00109aa0"/>
    </style:style>
    <style:style style:name="P30" style:family="paragraph" style:parent-style-name="Text_20_body">
      <style:text-properties officeooo:rsid="000ec46c" officeooo:paragraph-rsid="0011092d"/>
    </style:style>
    <style:style style:name="P31" style:family="paragraph" style:parent-style-name="Text_20_body">
      <style:text-properties officeooo:rsid="0011092d" officeooo:paragraph-rsid="0011092d"/>
    </style:style>
    <style:style style:name="P32" style:family="paragraph" style:parent-style-name="Text_20_body">
      <style:text-properties officeooo:rsid="00113e67" officeooo:paragraph-rsid="00113e67"/>
    </style:style>
    <style:style style:name="P33" style:family="paragraph" style:parent-style-name="Text_20_body">
      <style:text-properties fo:font-weight="bold" officeooo:rsid="0011092d" officeooo:paragraph-rsid="0011092d" style:font-weight-asian="bold" style:font-weight-complex="bold"/>
    </style:style>
    <style:style style:name="P34" style:family="paragraph" style:parent-style-name="Table_20_Contents">
      <style:text-properties officeooo:rsid="0011092d" officeooo:paragraph-rsid="0011092d"/>
    </style:style>
    <style:style style:name="P35" style:family="paragraph" style:parent-style-name="Text_20_body">
      <style:text-properties fo:font-weight="normal" officeooo:rsid="0011092d" officeooo:paragraph-rsid="0011092d" style:font-weight-asian="normal" style:font-weight-complex="normal"/>
    </style:style>
    <style:style style:name="P36" style:family="paragraph" style:parent-style-name="Heading_20_1">
      <style:paragraph-properties fo:margin-top="0in" fo:margin-bottom="0.0972in" style:contextual-spacing="false" fo:line-height="115%" fo:break-before="page"/>
      <style:text-properties officeooo:rsid="0011092d"/>
    </style:style>
    <style:style style:name="P37" style:family="paragraph" style:parent-style-name="Heading_20_3">
      <style:paragraph-properties fo:margin-top="0in" fo:margin-bottom="0.0972in" style:contextual-spacing="false" fo:line-height="115%"/>
      <style:text-properties officeooo:rsid="0011092d"/>
    </style:style>
    <style:style style:name="P38" style:family="paragraph" style:parent-style-name="Horizontal_20_Line">
      <style:paragraph-properties fo:margin-top="0in" fo:margin-bottom="0.0972in" style:contextual-spacing="false" fo:line-height="115%"/>
      <style:text-properties fo:font-weight="bold" officeooo:rsid="0011092d" style:font-weight-asian="bold" style:font-weight-complex="bold"/>
    </style:style>
    <style:style style:name="P39" style:family="paragraph" style:parent-style-name="Text_20_body">
      <style:text-properties fo:font-weight="bold" officeooo:rsid="0011092d" officeooo:paragraph-rsid="00126c9c" style:font-weight-asian="bold" style:font-weight-complex="bold"/>
    </style:style>
    <style:style style:name="P40" style:family="paragraph" style:parent-style-name="Horizontal_20_Line">
      <style:paragraph-properties fo:margin-top="0in" fo:margin-bottom="0.0972in" style:contextual-spacing="false" fo:line-height="115%" fo:break-before="page"/>
      <style:text-properties fo:font-weight="bold" officeooo:rsid="0011092d" style:font-weight-asian="bold" style:font-weight-complex="bold"/>
    </style:style>
    <style:style style:name="P41" style:family="paragraph" style:parent-style-name="Heading_20_1">
      <style:paragraph-properties fo:margin-top="0in" fo:margin-bottom="0.0972in" style:contextual-spacing="false" fo:line-height="115%"/>
      <style:text-properties officeooo:rsid="0011092d"/>
    </style:style>
    <style:style style:name="P42" style:family="paragraph" style:parent-style-name="Text_20_body">
      <style:paragraph-properties fo:margin-top="0in" fo:margin-bottom="0.0972in" style:contextual-spacing="false" fo:line-height="115%"/>
      <style:text-properties fo:font-weight="bold" officeooo:rsid="0011092d" style:font-weight-asian="bold" style:font-weight-complex="bold"/>
    </style:style>
    <style:style style:name="P43" style:family="paragraph" style:parent-style-name="Heading_20_1">
      <style:paragraph-properties fo:margin-top="0in" fo:margin-bottom="0.0972in" style:contextual-spacing="false" fo:line-height="115%" fo:break-before="page"/>
      <style:text-properties fo:font-weight="bold" officeooo:rsid="0011092d" style:font-weight-asian="bold" style:font-weight-complex="bold"/>
    </style:style>
    <style:style style:name="P44" style:family="paragraph" style:parent-style-name="Heading_20_2">
      <style:paragraph-properties fo:margin-top="0in" fo:margin-bottom="0.0972in" style:contextual-spacing="false" fo:line-height="115%"/>
      <style:text-properties officeooo:rsid="0011092d"/>
    </style:style>
    <style:style style:name="P45" style:family="paragraph" style:parent-style-name="Heading_20_2">
      <style:paragraph-properties fo:margin-top="0in" fo:margin-bottom="0.0972in" style:contextual-spacing="false" fo:line-height="115%" fo:break-before="page"/>
      <style:text-properties fo:font-weight="bold" officeooo:rsid="0011092d" style:font-weight-asian="bold" style:font-weight-complex="bold"/>
    </style:style>
    <style:style style:name="T1" style:family="text">
      <style:text-properties officeooo:rsid="0025ff5a"/>
    </style:style>
    <style:style style:name="T2" style:family="text">
      <style:text-properties fo:font-weight="normal" officeooo:rsid="00182f84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350e" style:font-weight-asian="normal" style:font-weight-complex="normal"/>
    </style:style>
    <style:style style:name="T5" style:family="text">
      <style:text-properties fo:font-weight="normal" officeooo:rsid="0025ff5a" style:font-weight-asian="normal" style:font-weight-complex="normal"/>
    </style:style>
    <style:style style:name="T6" style:family="text">
      <style:text-properties fo:font-weight="normal" officeooo:rsid="001a9179" style:font-weight-asian="normal" style:font-weight-complex="normal"/>
    </style:style>
    <style:style style:name="T7" style:family="text">
      <style:text-properties officeooo:rsid="001f350e"/>
    </style:style>
    <style:style style:name="T8" style:family="text">
      <style:text-properties fo:font-weight="bold" officeooo:rsid="0011092d" style:font-weight-asian="bold" style:font-weight-complex="bold"/>
    </style:style>
    <style:style style:name="T9" style:family="text">
      <style:text-properties fo:font-weight="normal" officeooo:rsid="001fd157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fo:font-weight="bold" officeooo:rsid="001fd157"/>
    </style:style>
    <style:style style:name="T12" style:family="text">
      <style:text-properties officeooo:rsid="001fd157"/>
    </style:style>
    <style:style style:name="T13" style:family="text">
      <style:text-properties fo:font-style="italic" officeooo:rsid="001fd157"/>
    </style:style>
    <style:style style:name="T14" style:family="text">
      <style:text-properties officeooo:rsid="00288124"/>
    </style:style>
    <style:style style:name="T15" style:family="text">
      <style:text-properties fo:font-weight="normal" officeooo:rsid="0027f24e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5ff5a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officeooo:rsid="0025ff5a" style:font-style-asian="normal" style:font-weight-asian="normal" style:font-style-complex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/>
    </style:style>
    <style:style style:name="T21" style:family="text">
      <style:text-properties officeooo:rsid="00113e67"/>
    </style:style>
    <style:style style:name="T22" style:family="text">
      <style:text-properties officeooo:rsid="00142a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Video Script</text:h>
      <text:p text:style-name="P2">If you need engineering help with parallel hardware — architecture, RTL, verification — or with the software that runs on it — I can help.</text:p>
      <text:p text:style-name="P2">Hi! I'm Eivind Liland, independent hardware and software consultant.</text:p>
      <text:p text:style-name="P2">My first job was at a ten-person startup in Norway, where we built the Mali GPU for mobile phones from scratch. In 2007, ARM acquired us — today Mali is in billions of devices.</text:p>
      <text:p text:style-name="P2">I then co-founded Swarm64, where we built FPGA-based hardware that accelerated database computation — massively parallel, deployed in the cloud. We partnered with Intel and Xilinx, and the company was acquired by ServiceNow.</text:p>
      <text:p text:style-name="P2">After that I spent some years in the space industry, writing Python software for rocket engine design. Interesting work — but AI has put parallel compute at the center of everything, and that's where my deepest expertise is.</text:p>
      <text:p text:style-name="P2">I've worked across the full stack — architecture, RTL design, verification, and software. C, C++, Python, SystemVerilog, UVM, GPU programming — shaders, compute, graphics pipelines — and optimized assembly code. That's what startup life does to you.</text:p>
      <text:p text:style-name="P2">I also advise on architecture — if you're designing a system with massively out of order parallel compute and coherent multi-level memory hierarchies, let's talk.</text:p>
      <text:p text:style-name="P2">If you're working on something in this space and need support — send me an email at <text:span text:style-name="T1">hello</text:span><text:a xlink:type="simple" xlink:href="mailto:eivind@liland.dev" text:style-name="Internet_20_link" text:visited-style-name="Visited_20_Internet_20_Link">@liland.dev</text:a>, or if you're already on the site, hit the get in touch button. I'd love to hear what you're building.</text:p>
      <text:p text:style-name="P3"/>
      <text:p text:style-name="P4"/>
      <text:h text:style-name="P5" text:outline-level="2">Website</text:h>
      <text:p text:style-name="P6"><text:span text:style-name="Strong_20_Emphasis">Layout:</text:span> Single-page, scrolling. Sections: Hero → Video → Expertise Grid → Track Record → How I Work → Contact</text:p>
      <text:p text:style-name="P7"/>
      <text:h text:style-name="P8" text:outline-level="3">Hero</text:h>
      <text:h text:style-name="P9" text:outline-level="1">Eivind Liland</text:h>
      <text:h text:style-name="P8" text:outline-level="3">Independent Hardware &amp; Software Consultant</text:h>
      <text:p text:style-name="P6">Parallel Architecture &amp; AI Compute <text:line-break/><text:span text:style-name="T2">F</text:span><text:span text:style-name="T3">rom </text:span><text:span text:style-name="T2">massively parallel algorithms to out-of-order WARP cores</text:span><text:span text:style-name="T3">.</text:span><text:span text:style-name="T4"> </text:span><text:span text:style-name="T3">AI is where </text:span><text:span text:style-name="T2">everything</text:span><text:span text:style-name="T3"> converges, </text:span><text:span text:style-name="T5">but </text:span><text:span text:style-name="T6">I </text:span><text:span text:style-name="T4">solve architectural trade-offs across</text:span><text:span text:style-name="T6"> </text:span><text:span text:style-name="T4">any</text:span><text:span text:style-name="T6"> field.</text:span></text:p>
      <text:p text:style-name="P6">🟢 <text:span text:style-name="T7">Av</text:span>ailable for projects</text:p>
      <text:p text:style-name="P7"/>
      <text:h text:style-name="P8" text:outline-level="3">Video</text:h>
      <text:p text:style-name="P6">Embedded video with thumbnail still, full width or two-thirds width.</text:p>
      <text:p text:style-name="P7"/>
      <text:h text:style-name="P8" text:outline-level="3">What I Do</text:h>
      <text:p text:style-name="P6"><text:span text:style-name="Emphasis">2×2 grid</text:span></text:p>
      <text:p text:style-name="P6"><text:span text:style-name="Strong_20_Emphasis">Parallel Architectures</text:span></text:p>
      <text:p text:style-name="P6">Compute architecture for GPUs, accelerators, and AI processors. <text:span text:style-name="T3">The core problems in modern AI hardware — memory bandwidth walls, dataflow scheduling, keeping arithmetic units fed — are problems I've been working on since before they had an AI label.</text:span></text:p>
      <text:p text:style-name="P6"><text:span text:style-name="Strong_20_Emphasis">Software Development</text:span></text:p>
      <text:p text:style-name="P10"><text:span text:style-name="T8">Performance-critical software at every level. </text:span>From bare-metal assembly and GPU shaders to scientific computing in Python. Whether the problem is wringing cycles out of constrained hardware or designing algorithms for massive scale, I bridge the gap between silicon and code.</text:p>
      <text:p text:style-name="P6"><text:span text:style-name="Strong_20_Emphasis">RTL Design</text:span></text:p>
      <text:p text:style-name="P6">Digital design in SystemVerilog. <text:span text:style-name="T3">I write RTL with verification in mind from the start. </text:span><text:span text:style-name="T9">B</text:span><text:span text:style-name="T3">uilding constrained-random testbenches alongside each module, </text:span><text:span text:style-name="T9">I</text:span><text:span text:style-name="T3"> hand over validated, reliable component</text:span><text:span text:style-name="T9">s</text:span><text:span text:style-name="T3">, not a "black box" of bugs.</text:span></text:p>
      <text:p text:style-name="P6"><text:span text:style-name="Strong_20_Emphasis">Verification</text:span></text:p>
      <text:p text:style-name="P6"><text:soft-page-break/>UVM-based verification. <text:span text:style-name="T3">From module-level constrained-random to system-level integration. If you are building custom silicon or FPGA systems and need rigorous methodology or execution, I step in at any stage of the lifecycle.</text:span></text:p>
      <text:p text:style-name="P11"/>
      <text:h text:style-name="P12" text:outline-level="3">Where I’ve Been</text:h>
      <text:p text:style-name="P13"><text:span text:style-name="Strong_20_Emphasis"><text:span text:style-name="T10">ARM Mali GPU:</text:span></text:span><text:span text:style-name="Strong_20_Emphasis"><text:span text:style-name="T3"> Early employee at Falanx Microsystems, a GPU startup in Norway. Following the 2007 acquisition by ARM, our Mali GPU </text:span></text:span><text:span text:style-name="Strong_20_Emphasis"><text:span text:style-name="T5">series </text:span></text:span><text:span text:style-name="Strong_20_Emphasis"><text:span text:style-name="T3">went on to power billions of mobile devices.</text:span></text:span></text:p>
      <text:p text:style-name="P13"><text:span text:style-name="T11">Swarm64 (Co-founder):</text:span><text:span text:style-name="T12"> Built FPGA-based hardware to accelerate database computation. We delivered massively parallel performance in the cloud via partnerships with Intel and Xilinx. </text:span><text:span text:style-name="T13">(Acquired by ServiceNow).</text:span></text:p>
      <text:p text:style-name="P13"><text:span text:style-name="T11">Orbital Machines (Founder):</text:span><text:span text:style-name="T12"> </text:span><text:span text:style-name="T14">New</text:span><text:span text:style-name="Strong_20_Emphasis"><text:span text:style-name="T15">S</text:span></text:span><text:span text:style-name="Strong_20_Emphasis"><text:span text:style-name="T3">pace startup that </text:span></text:span><text:span text:style-name="Strong_20_Emphasis"><text:span text:style-name="T9">worked on</text:span></text:span><text:span text:style-name="Strong_20_Emphasis"><text:span text:style-name="T3"> a number of space vehicles. </text:span></text:span><text:span text:style-name="Strong_20_Emphasis"><text:span text:style-name="T9">Wrote Python code </text:span></text:span><text:span text:style-name="Strong_20_Emphasis"><text:span text:style-name="T3">for designing and optimizing 3D propellant pump geometries for rocket engines. </text:span></text:span><text:span text:style-name="Strong_20_Emphasis"><text:span text:style-name="T9">(Defunct)</text:span></text:span></text:p>
      <text:p text:style-name="P7"/>
      <text:h text:style-name="P8" text:outline-level="3">How I Work</text:h>
      <text:p text:style-name="P6">Location: <text:span text:style-name="T16">On-site in Berlin</text:span><text:span text:style-name="T3">,</text:span><text:span text:style-name="T16"> </text:span><text:span text:style-name="T17">a</text:span><text:span text:style-name="T16">vailable for remote work worldwide.</text:span></text:p>
      <text:p text:style-name="P14"><text:span text:style-name="T1">Philosophy: </text:span><text:span text:style-name="T16">No black boxes.</text:span><text:span text:style-name="T16"> </text:span><text:span text:style-name="T18">D</text:span><text:span text:style-name="T3">ocumented, validated designs with transparency into trade-offs made. I don’t leave behind technical debt for your permanent staff to solve later.</text:span></text:p>
      <text:p text:style-name="P15">Let’s talk:<text:span text:style-name="T3"> If you’re pushing a performance limit or navigating complex architectural trade-offs, I’d love to hear what you’re building.</text:span></text:p>
      <text:p text:style-name="P15"><text:a xlink:type="simple" xlink:href="mailto:hello@liland.dev" office:target-frame-name="_blank" xlink:show="new" text:style-name="Internet_20_link" text:visited-style-name="Visited_20_Internet_20_Link">hello@liland.dev</text:a> | [Start a conversation]</text:p>
      <text:p text:style-name="P6"><text:span text:style-name="Emphasis"/></text:p>
      <text:p text:style-name="P16"/>
      <text:p text:style-name="P16"/>
      <text:p text:style-name="P17">Design prototype:</text:p>
      <text:p text:style-name="P18"><text:a xlink:type="simple" xlink:href="https://v0.app/chat/code-snippet-analysis-vLBVAn002wi?ref=73IYD8" text:style-name="Internet_20_link" text:visited-style-name="Visited_20_Internet_20_Link">https://v0.app/chat/code-snippet-analysis-vLBVAn002wi?ref=73IYD8</text:a></text:p>
      <text:p text:style-name="P19"><text:a xlink:type="simple" xlink:href="https://v0.app/chat/code-snippet-analysis-vLBVAn002wi" text:style-name="Internet_20_link" text:visited-style-name="Visited_20_Internet_20_Link">https://v0.app/chat/code-snippet-analysis-vLBVAn002wi</text:a></text:p>
      <text:p text:style-name="P19"/>
      <text:h text:style-name="P20" text:outline-level="3">Things I’ve Built</text:h>
      <text:p text:style-name="P21">Grid with 2 width:</text:p>
      <text:p text:style-name="P22">GPU Architecture</text:p>
      <text:p text:style-name="P23">Designed out-of-order WARP scheduling logic for a mobile GPU core</text:p>
      <text:p text:style-name="P23">Built custom memory hierarchy for bandwidth-constrained AI accelerator</text:p>
      <text:p text:style-name="P23">Prototyped novel register file design reducing area by 30%</text:p>
      <text:p text:style-name="P23"/>
      <text:p text:style-name="P22">RTL &amp; Silicon</text:p>
      <text:p text:style-name="P23">Full RTL implementation of a RISC-V vector extension subset</text:p>
      <text:p text:style-name="P23">UVM testbench infrastructure for multi-million gate SoC</text:p>
      <text:p text:style-name="P23">FPGA prototype of custom matrix multiply unit</text:p>
      <text:p text:style-name="P23"/>
      <text:p text:style-name="P22">Software &amp; Algorithms</text:p>
      <text:p text:style-name="P23">GPU-accelerated computational fluid dynamics solver</text:p>
      <text:p text:style-name="P23">Custom shader compiler backend for proprietary GPU ISA</text:p>
      <text:p text:style-name="P23">Real-time signal processing pipeline on embedded DSP</text:p>
      <text:p text:style-name="P23"/>
      <text:p text:style-name="P22">Systems &amp; Integration</text:p>
      <text:p text:style-name="P23">End-to-end verification environment for PCIe Gen4 controller</text:p>
      <text:p text:style-name="P23">Driver stack for custom AI inference accelerator</text:p>
      <text:p text:style-name="P23">Performance modeling framework for early-stage architecture exploration</text:p>
      <text:p text:style-name="P23"/>
      <text:p text:style-name="P23"><text:span text:style-name="T19">These are placeholders — replace with your actual projects and accomplishments.</text:span></text:p>
      <text:h text:style-name="P24" text:outline-level="3">A quick note on the "Things I've Built" section:</text:h>
      <text:p text:style-name="P25">Since those are placeholders, make sure when you swap them in, you maintain that same Problem → Solution or Action → Result format.</text:p>
      <text:p text:style-name="P25">For example, instead of just saying "Worked on a RISC-V core," say <text:span text:style-name="T20">"Implemented RISC-V vector extensions, achieving X% throughput increase on [specific workload]."</text:span> That specificity is what will turn a "maybe" into a "must hire" for a VP of Engineering.</text:p>
      <text:p text:style-name="P26"/>
      <text:p text:style-name="P27"/>
      <text:p text:style-name="P27">Website Contents</text:p>
      <text:p text:style-name="P28"/>
      <text:p text:style-name="P28">Hero</text:p>
      <text:p text:style-name="P29"/>
      <text:p text:style-name="P30">Hi! I'm Eivind Liland, independent hardware and software consultant.</text:p>
      <text:p text:style-name="P31">I’m comfortable across the stack from gate-level RTL design to high-performance parallel architectrures and software algorithms – that’s what startup life does to you. (I need to men tion AI early)</text:p>
      <text:p text:style-name="P32">(The video – script above – will be below or on the side of this)</text:p>
      <text:p text:style-name="P33">Lay out the areas of expertise cleanly as a 2x2 grid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4">Parallel Architectures<text:line-break/></text:p>
            <text:p text:style-name="P34">- with experience from GPU architecture and accelerator design, and getting into the space of neural net acceleartors, I can help lay out compute elements (data paths, control paths), multi-level memory hierarchies, and more. the more out-of-order and massively parallel, the more I feel at home.</text:p>
          </table:table-cell>
          <table:table-cell table:style-name="Table1.B1" office:value-type="string">
            <text:p text:style-name="P34">Software Development</text:p>
            <text:p text:style-name="P34"/>
            <text:p text:style-name="P34">Comfortable from low-level assembly code running on tight hardware to massively parallel algorithms spanning multiple high-end GPUs and CPUs. Whether you are looking to speed up the latest AI algorithms or working on a high-end visualization, I can help.</text:p>
          </table:table-cell>
        </table:table-row>
        <table:table-row>
          <table:table-cell table:style-name="Table1.A2" office:value-type="string">
            <text:p text:style-name="P34">RTL Design<text:line-break/><text:line-break/>SystemVerilog RTL<text:line-break/>- <text:span text:style-name="T21">happy coding RTL – at Falanx we had FHDL, very low level – I always write random constrained tests and build already basically validated stuff<text:line-break/></text:span></text:p>
          </table:table-cell>
          <table:table-cell table:style-name="Table1.B2" office:value-type="string">
            <text:p text:style-name="P34">Verification<text:line-break/><text:line-break/>UVM<text:line-break/><text:span text:style-name="T21">module level constrained random<text:line-break/>system <text:line-break/>yo – you figure out the right words – google it</text:span></text:p>
          </table:table-cell>
        </table:table-row>
      </table:table>
      <text:p text:style-name="P31"/>
      <text:p text:style-name="P33">Credibility</text:p>
      <text:p text:style-name="P35">ARM Mali, Swarm64 FPGA processors</text:p>
      <text:p text:style-name="P33">Name <text:span text:style-name="T21">the Orbital Machines time – so it doesn’t show up as a surprise later</text:span></text:p>
      <text:p text:style-name="P33">..</text:p>
      <text:p text:style-name="P33">Who I work with</text:p>
      <text:p text:style-name="P35">...</text:p>
      <text:p text:style-name="P33">How to get in touch</text:p>
      <text:p text:style-name="P33">…<text:line-break/>what’s missing?</text:p>
      <text:p text:style-name="P33"/>
      <text:h text:style-name="P36" text:outline-level="1">Eivind Liland</text:h>
      <text:h text:style-name="P37" text:outline-level="3">Independent Hardware &amp; Software Consultant</text:h>
      <text:p text:style-name="P15">I'm comfortable across the stack — from gate-level RTL design to high-performance parallel architectures and software algorithms. Right now, AI is where all of that converges, and it's where I'm focused.</text:p>
      <text:p text:style-name="P15">🟢 Currently available for new projects</text:p>
      <text:p text:style-name="P38"/>
      <text:p text:style-name="P15"><text:span text:style-name="Strong_20_Emphasis">VIDEO</text:span></text:p>
      <text:p text:style-name="P15"><text:span text:style-name="Emphasis">[Embedded video with thumbnail still, full width or two-thirds width]</text:span></text:p>
      <text:p text:style-name="P38"/>
      <text:p text:style-name="P15"><text:span text:style-name="Strong_20_Emphasis">WHAT I DO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9"><text:span text:style-name="Strong_20_Emphasis">Parallel Architectures</text:span> <text:line-break/><text:line-break/>Compute architecture for GPUs, accelerators, and neural net processors. Data paths, control paths, multi-level coherent memory hierarchies. The more out-of-order and massively parallel the system, the more I feel at home. Available for hands-on design or high-level advisory.</text:p>
          </table:table-cell>
          <table:table-cell table:style-name="Table2.B1" office:value-type="string">
            <text:p text:style-name="P39"><text:span text:style-name="Strong_20_Emphasis">Software Development</text:span> <text:line-break/><text:line-break/>From tight assembly code on constrained hardware to massively parallel algorithms spanning multiple GPUs and CPUs. AI workload optimization, high-end graphics and visualization in OpenGL and Vulkan, and low-level performance work. C, C++, Python.</text:p>
          </table:table-cell>
        </table:table-row>
        <table:table-row>
          <table:table-cell table:style-name="Table2.A2" office:value-type="string">
            <text:p text:style-name="P39"><text:span text:style-name="Strong_20_Emphasis">RTL Design</text:span> <text:line-break/><text:line-break/>Digital design in SystemVerilog. I write RTL with verification in mind from the start — constrained-random testbenches alongside the design, so what I hand over is already substantially validated.</text:p>
          </table:table-cell>
          <table:table-cell table:style-name="Table2.B2" office:value-type="string">
            <text:p text:style-name="P39"><text:span text:style-name="Strong_20_Emphasis">Verification</text:span> <text:line-break/><text:line-break/>UVM-based verification from module-level constrained-random to system-level integration. If you're building custom silicon or FPGA systems and need verification methodology or execution, I can step in at any level.</text:p>
          </table:table-cell>
        </table:table-row>
      </table:table>
      <text:p text:style-name="P15"><text:span text:style-name="Emphasis"/></text:p>
      <text:p text:style-name="P15"/>
      <text:p text:style-name="P15"/>
      <text:p text:style-name="P15"/>
      <text:p text:style-name="P15"/>
      <text:p text:style-name="P38"/>
      <text:p text:style-name="P15"><text:soft-page-break/><text:span text:style-name="Strong_20_Emphasis">TRACK RECORD</text:span></text:p>
      <text:p text:style-name="P15"><text:span text:style-name="Strong_20_Emphasis">ARM Mali GPU</text:span> — Early employee at Falanx Microsystems, a ten-person startup in Norway that built the Mali GPU from scratch. ARM acquired us in 2007. Mali is in billions of devices today.</text:p>
      <text:p text:style-name="P15"><text:span text:style-name="Strong_20_Emphasis">Swarm64</text:span> — Co-founded Swarm64. Built FPGA-based hardware that accelerated database computation — massively parallel, deployed in the cloud. Partnered with Intel and Xilinx. Acquired by ServiceNow.</text:p>
      <text:p text:style-name="P15"><text:span text:style-name="Strong_20_Emphasis">Orbital Machines</text:span> — Founded Orbital Machines, a crowdfunded newspace startup. Wrote Python software for designing and optimizing 3D propellant pump geometries for rocket engines.</text:p>
      <text:p text:style-name="P38"/>
      <text:p text:style-name="P15"><text:span text:style-name="Strong_20_Emphasis">HOW I WORK</text:span></text:p>
      <text:p text:style-name="P15">Based in <text:span text:style-name="T22">Norway and </text:span>Germany. Available for remote work worldwide and on-site in the Berlin area.</text:p>
      <text:p text:style-name="P15">I work on contract — short engagements, long-term embedded roles, or advisory. Happy to start with a conversation about what you need and figure out the right format from there.</text:p>
      <text:p text:style-name="P38"/>
      <text:p text:style-name="P15"><text:span text:style-name="Strong_20_Emphasis">GET IN TOUCH</text:span></text:p>
      <text:p text:style-name="P15">If you're working on something in this space and need engineering support — I'd love to hear what you're building.</text:p>
      <text:p text:style-name="P15">📧 eivind@liland.dev</text:p>
      <text:p text:style-name="P15"><text:span text:style-name="Emphasis">[Get in touch button]</text:span></text:p>
      <text:p text:style-name="P38"/>
      <text:p text:style-name="P40"/>
      <text:p text:style-name="P15"><text:span text:style-name="Strong_20_Emphasis">LAYOUT: Single-page, scrolling. Sections: Hero → Video → Expertise Grid → Track Record → How I Work → Contact</text:span></text:p>
      <text:p text:style-name="P38"/>
      <text:p text:style-name="P15"><text:span text:style-name="Strong_20_Emphasis">HERO</text:span></text:p>
      <text:h text:style-name="P41" text:outline-level="1">Eivind Liland</text:h>
      <text:h text:style-name="P37" text:outline-level="3">Independent Hardware &amp; Software Consultant</text:h>
      <text:p text:style-name="P15">I work across the full stack — from writing assembly on bare metal to designing massively parallel compute architectures. Right now, AI is where all of that converges, and it's where I'm focused.</text:p>
      <text:p text:style-name="P15">🟢 Currently available for new projects</text:p>
      <text:p text:style-name="P38"/>
      <text:p text:style-name="P15"><text:span text:style-name="Strong_20_Emphasis">VIDEO</text:span></text:p>
      <text:p text:style-name="P15"><text:span text:style-name="Emphasis">[Embedded video with thumbnail still, full width or two-thirds width]</text:span></text:p>
      <text:p text:style-name="P38"/>
      <text:p text:style-name="P15"><text:span text:style-name="Strong_20_Emphasis">WHAT I DO</text:span></text:p>
      <text:p text:style-name="P15"><text:span text:style-name="Emphasis">[2×2 grid]</text:span></text:p>
      <text:p text:style-name="P15"><text:span text:style-name="Strong_20_Emphasis">Parallel Architectures</text:span> Compute architecture for GPUs, accelerators, and neural net processors. Data paths, control paths, multi-level coherent memory hierarchies. I've designed compute systems from single embedded processors to thousands of parallel execution units — and I've programmed at every level in between. Available for hands-on design or high-level advisory.</text:p>
      <text:p text:style-name="P15"><text:span text:style-name="Strong_20_Emphasis">Software Development</text:span> I've built software at every level of abstraction — from bare-metal assembly and GPU shaders to scientific computing and optimization in Python. Whether the problem is wringing cycles out of constrained hardware or designing algorithms for massively parallel systems, I can help.</text:p>
      <text:p text:style-name="P15"><text:span text:style-name="Strong_20_Emphasis">RTL Design</text:span> Digital design in SystemVerilog. I write RTL with verification in mind from the start — constrained-random testbenches alongside the design, so what I hand over is already substantially validated.</text:p>
      <text:p text:style-name="P15"><text:span text:style-name="Strong_20_Emphasis">Verification</text:span> UVM-based verification from module-level constrained-random to system-level integration. If you're building custom silicon or FPGA systems and need verification methodology or execution, I can step in at any level.</text:p>
      <text:p text:style-name="P38"/>
      <text:p text:style-name="P15"><text:span text:style-name="Strong_20_Emphasis">TRACK RECORD</text:span></text:p>
      <text:p text:style-name="P15"><text:span text:style-name="Strong_20_Emphasis">ARM Mali GPU</text:span> — Early employee at Falanx Microsystems, a ten-person startup in Norway that built the Mali GPU from scratch. ARM acquired us in 2007. Mali is in billions of devices today.</text:p>
      <text:p text:style-name="P15"><text:soft-page-break/><text:span text:style-name="Strong_20_Emphasis">Swarm64</text:span> — Co-founded Swarm64. Built FPGA-based hardware that accelerated database computation — massively parallel, deployed in the cloud. Partnered with Intel and Xilinx. Acquired by ServiceNow.</text:p>
      <text:p text:style-name="P15"><text:span text:style-name="Strong_20_Emphasis">Orbital Machines</text:span> — Founded Orbital Machines, a crowdfunded newspace startup. Wrote Python software for designing and optimizing 3D propellant pump geometries for rocket engines.</text:p>
      <text:p text:style-name="P38"/>
      <text:p text:style-name="P15"><text:span text:style-name="Strong_20_Emphasis">HOW I WORK</text:span></text:p>
      <text:p text:style-name="P15">Based in Berlin, Germany. Available for remote work worldwide and on-site in the Berlin area.</text:p>
      <text:p text:style-name="P15">I work on contract — short engagements, long-term embedded roles, or advisory. Happy to start with a conversation about what you need and figure out the right format from there.</text:p>
      <text:p text:style-name="P38"/>
      <text:p text:style-name="P15"><text:span text:style-name="Strong_20_Emphasis">GET IN TOUCH</text:span></text:p>
      <text:p text:style-name="P15">If you're working on something in this space and need engineering support — I'd love to hear what you're building.</text:p>
      <text:p text:style-name="P15">📧 eivind@liland.dev</text:p>
      <text:p text:style-name="P15"><text:span text:style-name="Emphasis">[Get in touch button]</text:span></text:p>
      <text:p text:style-name="P38"/>
      <text:p text:style-name="P42"/>
      <text:p text:style-name="P40"/>
      <text:p text:style-name="P15"><text:span text:style-name="Strong_20_Emphasis">LAYOUT: Single-page, scrolling. Sections: Hero → Video → Expertise Grid → Track Record → How I Work → Contact</text:span></text:p>
      <text:p text:style-name="P38"/>
      <text:p text:style-name="P15"><text:span text:style-name="Strong_20_Emphasis">HERO</text:span></text:p>
      <text:h text:style-name="P41" text:outline-level="1">Eivind Liland</text:h>
      <text:h text:style-name="P37" text:outline-level="3">Independent Hardware &amp; Software Consultant</text:h>
      <text:p text:style-name="P15">I work across the full stack — from writing assembly on bare metal to designing massively parallel compute architectures. Right now, AI is where all of that converges, and it's where I'm focused.</text:p>
      <text:p text:style-name="P15">🟢 Currently available for new projects</text:p>
      <text:p text:style-name="P38"/>
      <text:p text:style-name="P15"><text:span text:style-name="Strong_20_Emphasis">VIDEO</text:span></text:p>
      <text:p text:style-name="P15"><text:span text:style-name="Emphasis">[Embedded video with thumbnail still, full width or two-thirds width]</text:span></text:p>
      <text:p text:style-name="P38"/>
      <text:p text:style-name="P15"><text:span text:style-name="Strong_20_Emphasis">WHAT I DO</text:span></text:p>
      <text:p text:style-name="P15"><text:span text:style-name="Emphasis">[2×2 grid]</text:span></text:p>
      <text:p text:style-name="P15"><text:span text:style-name="Strong_20_Emphasis">Parallel Architectures</text:span> Compute architecture for GPUs, accelerators, and neural net processors. Data paths, control paths, multi-level coherent memory hierarchies. I've designed compute systems from single embedded processors to thousands of parallel execution units — and I've programmed at every level in between. Available for hands-on design or high-level advisory.</text:p>
      <text:p text:style-name="P15"><text:span text:style-name="Strong_20_Emphasis">Software Development</text:span> I've built software at every level of abstraction — from bare-metal assembly and GPU shaders to scientific computing and optimization in Python. Whether the problem is wringing cycles out of constrained hardware or designing algorithms for massively parallel systems, I can help.</text:p>
      <text:p text:style-name="P15"><text:span text:style-name="Strong_20_Emphasis">RTL Design</text:span> Digital design in SystemVerilog. I write RTL with verification in mind from the start — constrained-random testbenches alongside the design, so what I hand over is already substantially validated.</text:p>
      <text:p text:style-name="P15"><text:span text:style-name="Strong_20_Emphasis">Verification</text:span> UVM-based verification from module-level constrained-random to system-level integration. If you're building custom silicon or FPGA systems and need verification methodology or execution, I can step in at any level.</text:p>
      <text:p text:style-name="P38"/>
      <text:p text:style-name="P15"><text:span text:style-name="Strong_20_Emphasis">TRACK RECORD</text:span></text:p>
      <text:p text:style-name="P15"><text:span text:style-name="Strong_20_Emphasis">ARM Mali GPU</text:span> — Early employee at Falanx Microsystems, a ten-person startup in Norway that built the Mali GPU from scratch. ARM acquired us in 2007. Mali is in billions of devices today.</text:p>
      <text:p text:style-name="P15"><text:soft-page-break/><text:span text:style-name="Strong_20_Emphasis">Swarm64</text:span> — Co-founded Swarm64. Built FPGA-based hardware that accelerated database computation — massively parallel, deployed in the cloud. Partnered with Intel and Xilinx. Acquired by ServiceNow.</text:p>
      <text:p text:style-name="P15"><text:span text:style-name="Strong_20_Emphasis">Orbital Machines</text:span> — Founded Orbital Machines, a crowdfunded newspace startup. Wrote Python software for designing and optimizing 3D propellant pump geometries for rocket engines.</text:p>
      <text:p text:style-name="P38"/>
      <text:p text:style-name="P15"><text:span text:style-name="Strong_20_Emphasis">HOW I WORK</text:span></text:p>
      <text:p text:style-name="P15">Based in Berlin, Germany. Available for remote work worldwide and on-site in the Berlin area.</text:p>
      <text:p text:style-name="P15">I work on contract — short engagements, long-term embedded roles, or advisory. Happy to start with a conversation about what you need and figure out the right format from there.</text:p>
      <text:p text:style-name="P38"/>
      <text:p text:style-name="P15"><text:span text:style-name="Strong_20_Emphasis">GET IN TOUCH</text:span></text:p>
      <text:p text:style-name="P15">If you're working on something in this space and need engineering support — I'd love to hear what you're building.</text:p>
      <text:p text:style-name="P15">📧 eivind@liland.dev</text:p>
      <text:p text:style-name="P15"><text:span text:style-name="Emphasis">[Get in touch button]</text:span></text:p>
      <text:p text:style-name="P38"/>
      <text:p text:style-name="P42"/>
      <text:h text:style-name="P43" text:outline-level="1">liland.dev — Final Copy</text:h>
      <text:h text:style-name="P44" text:outline-level="2">Video Script</text:h>
      <text:p text:style-name="P15">If you need engineering help with parallel hardware — architecture, RTL, verification — or with the software that runs on it — I can help.</text:p>
      <text:p text:style-name="P15">Hi! I'm Eivind Liland, independent hardware and software consultant.</text:p>
      <text:p text:style-name="P15">My first job was at a ten-person startup in Norway, where we built the Mali GPU for mobile phones from scratch. In 2007, ARM acquired us — today Mali is in billions of devices.</text:p>
      <text:p text:style-name="P15">I then co-founded Swarm64, where we built FPGA-based hardware that accelerated database computation — massively parallel, deployed in the cloud. We partnered with Intel and Xilinx, and the company was acquired by ServiceNow.</text:p>
      <text:p text:style-name="P15">After that I spent some years in the space industry, writing Python software for rocket engine design. Interesting work — but AI has put parallel compute at the center of everything, and that's where my deepest expertise is.</text:p>
      <text:p text:style-name="P15">I've worked across the full stack — architecture, RTL design, verification, and software. C, C++, Python, SystemVerilog, UVM, GPU programming — shaders, compute, graphics pipelines — optimized assembly code. That's what startup life does to you.</text:p>
      <text:p text:style-name="P15">I also advise on architecture — if you're designing a system with massively out of order parallel compute and coherent multi-level memory hierarchies, let's talk.</text:p>
      <text:p text:style-name="P15">If you're working on something in this space and need support — send me an email at eivind@liland.dev, or if you're already on the site, hit the get in touch button. I'd love to hear what you're building.</text:p>
      <text:p text:style-name="P38"/>
      <text:h text:style-name="P45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6T14:13:35.597284181</meta:creation-date>
    <meta:generator>LibreOffice/25.8.5.2$Linux_X86_64 LibreOffice_project/580$Build-2</meta:generator>
    <dc:date>2026-04-06T18:17:57.040897559</dc:date>
    <meta:editing-duration>PT1H42M22S</meta:editing-duration>
    <meta:editing-cycles>15</meta:editing-cycles>
    <meta:document-statistic meta:table-count="2" meta:image-count="0" meta:object-count="0" meta:page-count="14" meta:paragraph-count="164" meta:word-count="2388" meta:character-count="15976" meta:non-whitespace-character-count="13676"/>
  </office:meta>
</office:document-meta>
</file>